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SortException.XPathSor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Comparator.getComparableValue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PathComparator.setDescending( boolean desce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Comparator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Comparator.XPath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athComparato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Comparator.XPathComparator( XPath xpath , boolean desce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Comparator.compare( Node n1 , Node n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PathComparator.setXpath( XPath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